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4000001504AE8A4811968BB5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ccccc" draw:textarea-horizontal-align="justify" draw:textarea-vertical-align="top" draw:auto-grow-height="false" fo:min-height="9.695cm" fo:min-width="10cm"/>
      <style:paragraph-properties style:writing-mode="lr-tb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8.395cm" fo:min-width="9.5cm"/>
    </style:style>
    <style:style style:name="gr3" style:family="graphic" style:parent-style-name="standard">
      <style:graphic-properties draw:stroke="none" draw:fill-color="#cccccc" draw:textarea-horizontal-align="justify" draw:textarea-vertical-align="top" draw:auto-grow-height="false" fo:min-height="8.75cm" fo:min-width="6cm"/>
      <style:paragraph-properties style:writing-mode="lr-tb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7.5cm" fo:min-width="5.5cm"/>
    </style:style>
    <style:style style:name="gr5" style:family="graphic" style:parent-style-name="standard">
      <style:graphic-properties draw:stroke="none" draw:fill-color="#cccccc" draw:textarea-horizontal-align="justify" draw:textarea-vertical-align="top" draw:auto-grow-height="false" fo:min-height="6cm" fo:min-width="4.5cm"/>
      <style:paragraph-properties style:writing-mode="lr-tb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4.25cm" fo:min-width="4cm"/>
    </style:style>
    <style:style style:name="gr7" style:family="graphic" style:parent-style-name="standard">
      <style:graphic-properties draw:stroke="none" draw:fill-color="#cccccc" draw:textarea-horizontal-align="justify" draw:textarea-vertical-align="middle" draw:auto-grow-height="false" fo:min-height="0.75cm" fo:min-width="2.5cm"/>
      <style:paragraph-properties style:writing-mode="lr-tb"/>
    </style:style>
    <style:style style:name="gr8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0.397cm" fo:min-width="0.265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0.398cm" fo:min-width="0.265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justify" draw:textarea-vertical-align="middle" draw:auto-grow-height="false" fo:min-height="0.397cm" fo:min-width="0.496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justify" draw:textarea-vertical-align="middle" draw:auto-grow-height="false" fo:min-height="0.398cm" fo:min-width="0.496cm"/>
      <style:paragraph-properties style:writing-mode="lr-tb"/>
    </style:style>
    <style:style style:name="gr14" style:family="graphic" style:parent-style-name="objectwithoutfill">
      <style:graphic-properties draw:marker-end="Linienspitzen_20_2" draw:marker-end-width="0.3cm" draw:fill="none" draw:textarea-vertical-align="middle"/>
    </style:style>
    <style:style style:name="gr15" style:family="graphic" style:parent-style-name="objectwithoutfill">
      <style:graphic-properties svg:stroke-width="0.053cm" svg:stroke-color="#000000" draw:marker-start-width="0.279cm" draw:marker-end="Linienspitzen_20_3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draw:fill="none" draw:textarea-horizontal-align="justify" draw:textarea-vertical-align="middle" draw:auto-grow-height="false" fo:min-height="2.25cm" fo:min-width="3.5cm"/>
      <style:paragraph-properties style:writing-mode="lr-tb"/>
    </style:style>
    <style:style style:name="gr17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0.016cm" fo:min-width="0.766cm" fo:padding-top="0.117cm" fo:padding-bottom="0.117cm" fo:padding-left="0.242cm" fo:padding-right="0.242cm"/>
    </style:style>
    <style:style style:name="gr18" style:family="graphic" style:parent-style-name="standard">
      <style:graphic-properties draw:stroke="solid" svg:stroke-width="0.018cm" svg:stroke-color="#000000" draw:marker-start-width="0.227cm" draw:marker-end-width="0.227cm" draw:fill-color="#81d41a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9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0.016cm" fo:min-width="0.266cm" fo:padding-top="0.117cm" fo:padding-bottom="0.117cm" fo:padding-left="0.242cm" fo:padding-right="0.242cm"/>
    </style:style>
    <style:style style:name="gr20" style:family="graphic" style:parent-style-name="standard">
      <style:graphic-properties draw:stroke="solid" svg:stroke-width="0.018cm" svg:stroke-color="#000000" draw:marker-start-width="0.227cm" draw:marker-end-width="0.227cm" draw:fill-color="#ff0000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21" style:family="graphic" style:parent-style-name="standard">
      <style:graphic-properties draw:stroke="solid" svg:stroke-width="0.018cm" svg:stroke-color="#000000" draw:marker-start-width="0.227cm" draw:marker-end-width="0.227cm" draw:fill-color="#2a6099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22" style:family="graphic" style:parent-style-name="objectwithoutfill">
      <style:graphic-properties draw:stroke="solid" svg:stroke-width="0.018cm" svg:stroke-color="#000000" draw:marker-start-width="0.227cm" draw:marker-end="Linienspitzen_20_7" draw:marker-end-width="0.327cm" draw:fill="none" draw:textarea-vertical-align="middle" fo:padding-top="0.134cm" fo:padding-bottom="0.134cm" fo:padding-left="0.259cm" fo:padding-right="0.259cm"/>
    </style:style>
    <style:style style:name="gr23" style:family="graphic" style:parent-style-name="objectwithoutfill">
      <style:graphic-properties draw:stroke="solid" svg:stroke-width="0.018cm" svg:stroke-color="#000000" draw:marker-start-width="0.227cm" draw:marker-end="Linienspitzen_20_8" draw:marker-end-width="0.327cm" draw:fill="none" draw:textarea-vertical-align="middle" fo:padding-top="0.134cm" fo:padding-bottom="0.134cm" fo:padding-left="0.259cm" fo:padding-right="0.259cm"/>
    </style:style>
    <style:style style:name="gr24" style:family="graphic" style:parent-style-name="objectwithoutfill">
      <style:graphic-properties draw:stroke="solid" svg:stroke-width="0.018cm" svg:stroke-color="#000000" draw:marker-start-width="0.227cm" draw:marker-end="Linienspitzen_20_9" draw:marker-end-width="0.327cm" draw:fill="none" draw:textarea-vertical-align="middle" fo:padding-top="0.134cm" fo:padding-bottom="0.134cm" fo:padding-left="0.259cm" fo:padding-right="0.259cm"/>
    </style:style>
    <style:style style:name="gr25" style:family="graphic" style:parent-style-name="objectwithoutfill">
      <style:graphic-properties svg:stroke-width="0.035cm" svg:stroke-color="#000000" draw:marker-start-width="0.252cm" draw:marker-end="Linienspitzen_20_11" draw:marker-end-width="0.352cm" draw:fill="none" draw:textarea-vertical-align="middle" fo:padding-top="0.142cm" fo:padding-bottom="0.142cm" fo:padding-left="0.267cm" fo:padding-right="0.267cm"/>
    </style:style>
    <style:style style:name="gr26" style:family="graphic" style:parent-style-name="objectwithoutfill">
      <style:graphic-properties svg:stroke-width="0.035cm" svg:stroke-color="#000000" draw:marker-start-width="0.252cm" draw:marker-end="Linienspitzen_20_12" draw:marker-end-width="0.352cm" draw:fill="none" draw:textarea-vertical-align="middle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35cm" svg:stroke-color="#000000" draw:marker-start-width="0.252cm" draw:marker-end="Linienspitzen_20_13" draw:marker-end-width="0.352cm" draw:fill="none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draw:stroke="none" draw:fill-color="#cccccc" draw:textarea-horizontal-align="justify" draw:textarea-vertical-align="middle" draw:auto-grow-height="false" fo:min-height="0.299cm" fo:min-width="1.87cm"/>
      <style:paragraph-properties style:writing-mode="lr-tb"/>
    </style:style>
    <style:style style:name="gr29" style:family="graphic" style:parent-style-name="standard">
      <style:graphic-properties draw:stroke="none" draw:fill-color="#cccccc" draw:textarea-horizontal-align="justify" draw:textarea-vertical-align="middle" draw:auto-grow-height="false" fo:min-height="0.299cm" fo:min-width="5.664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justify" draw:textarea-vertical-align="middle" draw:auto-grow-height="false" fo:min-height="0.357cm" fo:min-width="2.474cm"/>
      <style:paragraph-properties style:writing-mode="lr-tb"/>
    </style:style>
    <style:style style:name="gr31" style:family="graphic" style:parent-style-name="objectwithoutfill">
      <style:graphic-properties svg:stroke-width="0.035cm" svg:stroke-color="#000000" draw:marker-start-width="0.252cm" draw:marker-end="Linienspitzen_20_14" draw:marker-end-width="0.352cm" draw:fill="none" draw:textarea-vertical-align="middle" fo:padding-top="0.142cm" fo:padding-bottom="0.142cm" fo:padding-left="0.267cm" fo:padding-right="0.267cm"/>
    </style:style>
    <style:style style:name="gr32" style:family="graphic" style:parent-style-name="standard">
      <style:graphic-properties draw:stroke="none" draw:fill-color="#dddddd" draw:textarea-horizontal-align="justify" draw:textarea-vertical-align="middle" draw:auto-grow-height="false" fo:min-height="0.75cm" fo:min-width="3.75cm"/>
      <style:paragraph-properties style:writing-mode="lr-tb"/>
    </style:style>
    <style:style style:name="gr33" style:family="graphic" style:parent-style-name="objectwithoutfill">
      <style:graphic-properties svg:stroke-width="0.035cm" svg:stroke-color="#000000" draw:marker-start-width="0.252cm" draw:marker-end="Linienspitzen_20_15" draw:marker-end-width="0.352cm" draw:fill="none" draw:textarea-vertical-align="middle" fo:padding-top="0.142cm" fo:padding-bottom="0.142cm" fo:padding-left="0.267cm" fo:padding-right="0.267cm"/>
    </style:style>
    <style:style style:name="gr34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justify" draw:textarea-vertical-align="middle" draw:auto-grow-height="false" fo:min-height="0cm" fo:min-width="1.75cm"/>
      <style:paragraph-properties style:writing-mode="lr-tb"/>
    </style:style>
    <style:style style:name="gr3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57cm, 0cm, 0cm)" draw:image-opacity="100%" style:mirror="none"/>
    </style:style>
    <style:style style:name="gr37" style:family="graphic" style:parent-style-name="standard">
      <style:graphic-properties draw:stroke="none" svg:stroke-width="0cm" draw:fill="none" draw:textarea-horizontal-align="justify" draw:textarea-vertical-align="middle" draw:auto-grow-height="false" fo:min-height="0.75cm" fo:min-width="18.5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 style:font-size-asian="14pt" style:font-size-complex="14pt"/>
    </style:style>
    <style:style style:name="P2" style:family="paragraph">
      <loext:graphic-properties draw:fill-color="#cccccc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start" style:writing-mode="lr-tb"/>
      <style:text-properties fo:font-size="14pt" style:font-size-asian="14pt" style:font-size-complex="14pt"/>
    </style:style>
    <style:style style:name="P5" style:family="paragraph">
      <loext:graphic-properties draw:fill-color="#cccccc"/>
      <style:paragraph-properties fo:text-align="start" style:writing-mode="lr-tb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end"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end" style:writing-mode="lr-tb"/>
      <style:text-properties fo:font-size="12pt" style:font-size-asian="12pt" style:font-size-complex="12pt"/>
    </style:style>
    <style:style style:name="P9" style:family="paragraph">
      <style:paragraph-properties fo:text-align="start" style:writing-mode="lr-tb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1" style:family="paragraph"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loext:graphic-properties draw:fill-color="#81d41a"/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-color="#81d41a"/>
      <style:paragraph-properties fo:text-align="center" style:writing-mode="lr-tb"/>
    </style:style>
    <style:style style:name="P15" style:family="paragraph">
      <loext:graphic-properties draw:fill-color="#ff0000"/>
      <style:paragraph-properties fo:text-align="center" style:writing-mode="lr-tb"/>
    </style:style>
    <style:style style:name="P16" style:family="paragraph">
      <loext:graphic-properties draw:fill-color="#2a6099"/>
      <style:paragraph-properties fo:text-align="center" style:writing-mode="lr-tb"/>
    </style:style>
    <style:style style:name="P17" style:family="paragraph">
      <loext:graphic-properties draw:fill-color="#cccccc"/>
      <style:paragraph-properties fo:text-align="center" style:writing-mode="lr-tb"/>
      <style:text-properties fo:font-size="12pt" style:font-size-asian="12pt" style:font-size-complex="12pt"/>
    </style:style>
    <style:style style:name="P18" style:family="paragraph">
      <style:paragraph-properties fo:text-align="start" style:writing-mode="lr-tb"/>
      <style:text-properties fo:font-size="12pt" style:font-size-asian="12pt" style:font-size-complex="12pt"/>
    </style:style>
    <style:style style:name="P19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0" style:family="paragraph">
      <loext:graphic-properties draw:fill-color="#dddddd"/>
      <style:paragraph-properties fo:text-align="center" style:writing-mode="lr-tb"/>
      <style:text-properties fo:font-size="14pt" style:font-size-asian="14pt" style:font-size-complex="14pt"/>
    </style:style>
    <style:style style:name="P21" style:family="paragraph">
      <style:paragraph-properties fo:text-align="center" style:writing-mode="lr-tb"/>
      <style:text-properties fo:font-size="10pt" style:font-size-asian="10pt" style:font-size-complex="10pt"/>
    </style:style>
    <style:style style:name="P22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23" style:family="paragraph">
      <style:paragraph-properties fo:text-align="center" style:writing-mode="lr-tb"/>
      <style:text-properties fo:font-size="8pt" style:font-size-asian="8pt" style:font-size-complex="8pt"/>
    </style:style>
    <style:style style:name="P24" style:family="paragraph">
      <loext:graphic-properties draw:fill="none"/>
      <style:paragraph-properties fo:text-align="center" style:writing-mode="lr-tb"/>
      <style:text-properties fo:font-size="8pt" style:font-size-asian="8pt" style:font-size-complex="8pt"/>
    </style:style>
    <style:style style:name="P25" style:family="paragraph">
      <loext:graphic-properties draw:fill-color="#ff0000"/>
      <style:paragraph-properties fo:text-align="center" style:writing-mode="lr-tb"/>
      <style:text-properties fo:font-size="12pt" style:font-size-asian="12pt" style:font-size-complex="12pt"/>
    </style:style>
    <style:style style:name="P26" style:family="paragraph">
      <loext:graphic-properties draw:fill-color="#2a6099"/>
      <style:paragraph-properties fo:text-align="center" style:writing-mode="lr-tb"/>
      <style:text-properties fo:font-size="12pt" style:font-size-asian="12pt" style:font-size-complex="12pt"/>
    </style:style>
    <style:style style:name="P27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position="-8% 58%" fo:font-size="10pt" style:font-size-asian="10pt" style:font-size-complex="10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9" draw:id="id9" draw:layer="layout" svg:width="10.5cm" svg:height="9.945cm" svg:x="7.376cm" svg:y="15.055cm">
          <text:p text:style-name="P1"><text:span text:style-name="T1">DN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0cm" svg:height="8.645cm" svg:x="7.626cm" svg:y="16.1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8" draw:id="id8" draw:layer="layout" svg:width="6.5cm" svg:height="9cm" svg:x="9.374cm" svg:y="5.105cm">
          <text:p text:style-name="P1"><text:span text:style-name="T1">Fea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6cm" svg:height="7.75cm" svg:x="9.624cm" svg:y="6.1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" draw:id="id1" draw:layer="layout" svg:width="5cm" svg:height="6.25cm" svg:x="3.124cm" svg:y="3.105cm">
          <text:p text:style-name="P4"><text:span text:style-name="T1">Data Augmentation:</text:span></text:p>
          <text:p text:style-name="P4"><text:span text:style-name="T1">Array → M=15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4.5cm" svg:height="4.5cm" svg:x="3.374cm" svg:y="4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3cm" svg:height="1cm" svg:x="9.124cm" svg:y="2.105cm">
          <text:p text:style-name="P1"><text:span text:style-name="T1">Aud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3cm" svg:height="1cm" svg:x="13.124cm" svg:y="2.105cm">
          <text:p text:style-name="P1"><text:span text:style-name="T1">Geome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6" draw:layer="layout" svg:x1="3.474cm" svg:y1="4.957cm" svg:x2="4.609cm" svg:y2="4.957cm">
          <text:p/>
        </draw:line>
        <draw:line draw:style-name="gr8" draw:text-style-name="P6" draw:layer="layout" svg:x1="3.474cm" svg:y1="5.389cm" svg:x2="4.609cm" svg:y2="5.389cm">
          <text:p/>
        </draw:line>
        <draw:line draw:style-name="gr8" draw:text-style-name="P6" draw:layer="layout" svg:x1="3.474cm" svg:y1="5.82cm" svg:x2="4.609cm" svg:y2="5.82cm">
          <text:p/>
        </draw:line>
        <draw:line draw:style-name="gr8" draw:text-style-name="P6" draw:layer="layout" svg:x1="3.474cm" svg:y1="6.252cm" svg:x2="4.609cm" svg:y2="6.252cm">
          <text:p/>
        </draw:line>
        <draw:line draw:style-name="gr9" draw:text-style-name="P6" draw:layer="layout" svg:x1="3.474cm" svg:y1="6.683cm" svg:x2="4.609cm" svg:y2="6.683cm">
          <text:p/>
        </draw:line>
        <draw:line draw:style-name="gr8" draw:text-style-name="P6" draw:layer="layout" svg:x1="5.744cm" svg:y1="4.957cm" svg:x2="6.879cm" svg:y2="4.957cm">
          <text:p/>
        </draw:line>
        <draw:line draw:style-name="gr8" draw:text-style-name="P6" draw:layer="layout" svg:x1="5.744cm" svg:y1="5.389cm" svg:x2="6.879cm" svg:y2="5.389cm">
          <text:p/>
        </draw:line>
        <draw:line draw:style-name="gr8" draw:text-style-name="P6" draw:layer="layout" svg:x1="5.744cm" svg:y1="5.82cm" svg:x2="6.879cm" svg:y2="5.82cm">
          <text:p/>
        </draw:line>
        <draw:line draw:style-name="gr8" draw:text-style-name="P6" draw:layer="layout" svg:x1="5.744cm" svg:y1="6.252cm" svg:x2="6.879cm" svg:y2="6.252cm">
          <text:p/>
        </draw:line>
        <draw:line draw:style-name="gr9" draw:text-style-name="P6" draw:layer="layout" svg:x1="5.744cm" svg:y1="6.683cm" svg:x2="6.879cm" svg:y2="6.683cm">
          <text:p/>
        </draw:line>
        <draw:line draw:style-name="gr9" draw:text-style-name="P6" draw:layer="layout" svg:x1="5.744cm" svg:y1="7.115cm" svg:x2="6.879cm" svg:y2="7.115cm">
          <text:p/>
        </draw:line>
        <draw:line draw:style-name="gr9" draw:text-style-name="P6" draw:layer="layout" svg:x1="5.744cm" svg:y1="7.547cm" svg:x2="6.879cm" svg:y2="7.547cm">
          <text:p/>
        </draw:line>
        <draw:line draw:style-name="gr9" draw:text-style-name="P6" draw:layer="layout" svg:x1="5.744cm" svg:y1="7.978cm" svg:x2="6.879cm" svg:y2="7.978cm">
          <text:p/>
        </draw:line>
        <draw:line draw:style-name="gr9" draw:text-style-name="P6" draw:layer="layout" svg:x1="5.744cm" svg:y1="8.41cm" svg:x2="6.879cm" svg:y2="8.41cm">
          <text:p/>
        </draw:line>
        <draw:custom-shape draw:style-name="gr10" draw:text-style-name="P8" draw:layer="layout" svg:width="0.765cm" svg:height="0.647cm" svg:x="4.609cm" svg:y="4.655cm">
          <text:p text:style-name="P7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765cm" svg:height="0.647cm" svg:x="4.609cm" svg:y="5.087cm">
          <text:p text:style-name="P7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765cm" svg:height="0.648cm" svg:x="4.609cm" svg:y="5.518cm">
          <text:p text:style-name="P7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765cm" svg:height="0.647cm" svg:x="4.609cm" svg:y="5.95cm">
          <text:p text:style-name="P7">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765cm" svg:height="0.648cm" svg:x="4.609cm" svg:y="6.381cm">
          <text:p text:style-name="P7"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0.996cm" svg:height="0.647cm" svg:x="6.878cm" svg:y="4.655cm">
          <text:p text:style-name="P7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0.996cm" svg:height="0.647cm" svg:x="6.878cm" svg:y="5.087cm">
          <text:p text:style-name="P7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0.996cm" svg:height="0.648cm" svg:x="6.878cm" svg:y="5.518cm">
          <text:p text:style-name="P7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0.996cm" svg:height="0.647cm" svg:x="6.878cm" svg:y="5.95cm">
          <text:p text:style-name="P7">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0.996cm" svg:height="0.648cm" svg:x="6.878cm" svg:y="6.381cm">
          <text:p text:style-name="P7"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0.996cm" svg:height="0.647cm" svg:x="6.878cm" svg:y="6.813cm">
          <text:p text:style-name="P7"><text:span text:style-name="T2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0.996cm" svg:height="0.648cm" svg:x="6.878cm" svg:y="7.244cm">
          <text:p text:style-name="P7"><text:span text:style-name="T2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0.996cm" svg:height="0.647cm" svg:x="6.878cm" svg:y="7.676cm">
          <text:p text:style-name="P7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0.996cm" svg:height="0.647cm" svg:x="6.878cm" svg:y="8.108cm">
          <text:p text:style-name="P7"><text:span text:style-name="T2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6" draw:layer="layout" draw:type="curve" svg:x1="8.124cm" svg:y1="6.23cm" svg:x2="8.124cm" svg:y2="6.23cm" draw:start-shape="id1" draw:end-shape="id1" svg:d="M8124 6230z" svg:viewBox="0 0 1 1">
          <text:p/>
        </draw:connector>
        <draw:connector draw:style-name="gr15" draw:text-style-name="P6" draw:layer="layout" draw:type="curve" svg:x1="4.101cm" svg:y1="7.123cm" svg:x2="5.181cm" svg:y2="7.916cm" svg:d="M4101 7123c810 0 270 793 1080 793" svg:viewBox="0 0 1081 794">
          <text:p/>
        </draw:connector>
        <draw:custom-shape draw:style-name="gr16" draw:text-style-name="P10" draw:layer="layout" svg:width="4cm" svg:height="2.5cm" svg:x="10.124cm" svg:y="9.255cm">
          <text:p text:style-name="P9"><text:span text:style-name="T3">for M=15: </text:span></text:p>
          <text:p text:style-name="P9"><text:span text:style-name="T3"><text:s text:c="3"/></text:span><text:span text:style-name="T3">1x105 + 2x15 (X,Y)</text:span></text:p>
          <text:p text:style-name="P9"><text:span text:style-name="T3">= 1x1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xml:id="id2" draw:id="id2" draw:layer="layout" svg:width="1.25cm" svg:height="0.25cm" svg:x="10.024cm" svg:y="11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layout" svg:width="0.187cm" svg:height="0.188cm" svg:x="10.056cm" svg:y="11.836cm">
          <text:p text:style-name="P11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draw:layer="layout" svg:width="0.187cm" svg:height="0.188cm" svg:x="10.306cm" svg:y="11.836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draw:layer="layout" svg:width="0.188cm" svg:height="0.187cm" svg:x="10.556cm" svg:y="11.837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draw:layer="layout" svg:width="0.188cm" svg:height="0.187cm" svg:x="10.806cm" svg:y="11.837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draw:layer="layout" svg:width="0.187cm" svg:height="0.188cm" svg:x="11.057cm" svg:y="11.837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4" draw:id="id4" draw:layer="layout" svg:width="0.75cm" svg:height="0.25cm" svg:x="11.524cm" svg:y="11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draw:layer="layout" svg:width="0.187cm" svg:height="0.188cm" svg:x="11.556cm" svg:y="11.836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draw:layer="layout" svg:width="0.187cm" svg:height="0.188cm" svg:x="11.806cm" svg:y="11.836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draw:layer="layout" svg:width="0.188cm" svg:height="0.187cm" svg:x="12.056cm" svg:y="11.837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6" draw:id="id6" draw:layer="layout" svg:width="0.75cm" svg:height="0.25cm" svg:x="12.524cm" svg:y="11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6" draw:layer="layout" svg:width="0.187cm" svg:height="0.188cm" svg:x="12.556cm" svg:y="11.836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0.187cm" svg:height="0.188cm" svg:x="12.806cm" svg:y="11.836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0.188cm" svg:height="0.187cm" svg:x="13.056cm" svg:y="11.837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xml:id="id3" draw:id="id3" draw:layer="layout" svg:width="1.25cm" svg:height="0.25cm" svg:x="10.281cm" svg:y="13.1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layout" svg:width="0.187cm" svg:height="0.188cm" svg:x="10.313cm" svg:y="13.136cm">
          <text:p text:style-name="P11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draw:layer="layout" svg:width="0.187cm" svg:height="0.188cm" svg:x="10.563cm" svg:y="13.136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draw:layer="layout" svg:width="0.188cm" svg:height="0.187cm" svg:x="10.813cm" svg:y="13.137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draw:layer="layout" svg:width="0.188cm" svg:height="0.187cm" svg:x="11.063cm" svg:y="13.137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draw:layer="layout" svg:width="0.187cm" svg:height="0.188cm" svg:x="11.314cm" svg:y="13.137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5" draw:id="id5" draw:layer="layout" svg:width="0.75cm" svg:height="0.25cm" svg:x="11.531cm" svg:y="13.1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draw:layer="layout" svg:width="0.187cm" svg:height="0.188cm" svg:x="11.563cm" svg:y="13.136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draw:layer="layout" svg:width="0.187cm" svg:height="0.188cm" svg:x="11.813cm" svg:y="13.136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draw:layer="layout" svg:width="0.188cm" svg:height="0.187cm" svg:x="12.063cm" svg:y="13.137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7" draw:id="id7" draw:layer="layout" svg:width="0.75cm" svg:height="0.25cm" svg:x="12.281cm" svg:y="13.1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6" draw:layer="layout" svg:width="0.187cm" svg:height="0.188cm" svg:x="12.313cm" svg:y="13.136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0.187cm" svg:height="0.188cm" svg:x="12.563cm" svg:y="13.136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0.188cm" svg:height="0.187cm" svg:x="12.813cm" svg:y="13.137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6" draw:layer="layout" draw:type="line" svg:x1="10.649cm" svg:y1="12.055cm" svg:x2="10.906cm" svg:y2="13.105cm" draw:start-shape="id2" draw:start-glue-point="2" draw:end-shape="id3" draw:end-glue-point="0" svg:d="M10649 12055l257 1050" svg:viewBox="0 0 258 1051">
          <text:p/>
        </draw:connector>
        <draw:connector draw:style-name="gr23" draw:text-style-name="P6" draw:layer="layout" draw:type="line" svg:x1="11.899cm" svg:y1="12.055cm" svg:x2="11.906cm" svg:y2="13.105cm" draw:start-shape="id4" draw:start-glue-point="2" draw:end-shape="id5" draw:end-glue-point="0" svg:d="M11899 12055l7 1050" svg:viewBox="0 0 8 1051">
          <text:p/>
        </draw:connector>
        <draw:connector draw:style-name="gr24" draw:text-style-name="P6" draw:layer="layout" draw:type="line" svg:x1="12.899cm" svg:y1="12.055cm" svg:x2="12.656cm" svg:y2="13.105cm" draw:start-shape="id6" draw:start-glue-point="2" draw:end-shape="id7" draw:end-glue-point="0" svg:d="M12899 12055l-243 1050" svg:viewBox="0 0 244 1051">
          <text:p/>
        </draw:connector>
        <draw:line draw:style-name="gr25" draw:text-style-name="P6" draw:layer="layout" svg:x1="10.624cm" svg:y1="3.105cm" svg:x2="10.624cm" svg:y2="5.105cm">
          <text:p/>
        </draw:line>
        <draw:line draw:style-name="gr25" draw:text-style-name="P6" draw:layer="layout" svg:x1="14.624cm" svg:y1="3.105cm" svg:x2="14.624cm" svg:y2="5.105cm">
          <text:p/>
        </draw:line>
        <draw:line draw:style-name="gr26" draw:text-style-name="P6" draw:layer="layout" svg:x1="8.124cm" svg:y1="3.805cm" svg:x2="10.624cm" svg:y2="3.805cm">
          <text:p/>
        </draw:line>
        <draw:line draw:style-name="gr27" draw:text-style-name="P6" draw:layer="layout" svg:x1="8.124cm" svg:y1="4.305cm" svg:x2="14.624cm" svg:y2="4.305cm">
          <text:p/>
        </draw:line>
        <draw:custom-shape draw:style-name="gr28" draw:text-style-name="P17" draw:layer="layout" svg:width="2.428cm" svg:height="0.607cm" svg:x="10.099cm" svg:y="16.605cm">
          <text:p text:style-name="P11"><text:span text:style-name="T2">1 x 13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7" draw:layer="layout" svg:width="6.222cm" svg:height="0.607cm" svg:x="8.126cm" svg:y="17.819cm">
          <text:p text:style-name="P11"><text:span text:style-name="T2">1 x 102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7" draw:layer="layout" svg:width="6.222cm" svg:height="0.607cm" svg:x="8.127cm" svg:y="21.434cm">
          <text:p text:style-name="P11"><text:span text:style-name="T2">1 x 102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7" draw:layer="layout" svg:width="2.428cm" svg:height="0.607cm" svg:x="10.1cm" svg:y="23.748cm">
          <text:p text:style-name="P11"><text:span text:style-name="T2">1 x 7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0" draw:layer="layout" svg:width="2.974cm" svg:height="0.607cm" svg:x="14.652cm" svg:y="16.605cm">
          <text:p text:style-name="P9"><text:span text:style-name="T2">Input Layer</text:span></text:p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2.974cm" svg:height="0.607cm" svg:x="14.652cm" svg:y="17.819cm">
          <text:p text:style-name="P18"><text:span text:style-name="T2">FC Layer #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9" draw:layer="layout" svg:width="2.974cm" svg:height="0.607cm" svg:x="14.652cm" svg:y="21.433cm">
          <text:p text:style-name="P18"><text:span text:style-name="T2">FC Layer #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9" draw:layer="layout" svg:width="2.974cm" svg:height="0.607cm" svg:x="14.652cm" svg:y="23.747cm">
          <text:p text:style-name="P18"><text:span text:style-name="T2">Output 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6" draw:layer="layout" svg:x1="12.624cm" svg:y1="14.105cm" svg:x2="12.626cm" svg:y2="15.055cm" draw:start-shape="id8" draw:start-glue-point="2" draw:end-shape="id9" draw:end-glue-point="0" svg:d="M12624 14105v475h2v475" svg:viewBox="0 0 3 951">
          <text:p/>
        </draw:connector>
        <draw:custom-shape draw:style-name="gr32" draw:text-style-name="P20" xml:id="id10" draw:id="id10" draw:layer="layout" svg:width="4.25cm" svg:height="1cm" svg:x="10.501cm" svg:y="26.005cm">
          <text:p text:style-name="P1"><text:span text:style-name="T1">arg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6" draw:layer="layout" svg:x1="12.626cm" svg:y1="25cm" svg:x2="12.626cm" svg:y2="26.005cm" draw:start-shape="id9" draw:start-glue-point="2" draw:end-shape="id10" draw:end-glue-point="0" svg:d="M12626 25000v1005" svg:viewBox="0 0 1 1006">
          <text:p/>
        </draw:connector>
        <draw:custom-shape draw:style-name="gr34" draw:text-style-name="P22" draw:layer="layout" svg:width="0.5cm" svg:height="0.25cm" svg:x="13.824cm" svg:y="11.797cm">
          <text:p text:style-name="P21"><text:span text:style-name="T3">f</text:span><text:span text:style-name="T4">i,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2.25cm" svg:height="0.25cm" svg:x="13.586cm" svg:y="12.134cm">
          <text:p text:style-name="P23"><text:span text:style-name="T5">Geometry 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2.25cm" svg:height="0.25cm" svg:x="13.579cm" svg:y="12.42cm">
          <text:p text:style-name="P23"><text:span text:style-name="T5">Geometry 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layout" svg:width="0.187cm" svg:height="0.188cm" svg:x="13.656cm" svg:y="11.837cm">
          <text:p text:style-name="P11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5" draw:layer="layout" svg:width="0.187cm" svg:height="0.188cm" svg:x="13.657cm" svg:y="12.141cm">
          <text:p text:style-name="P11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6" draw:layer="layout" svg:width="0.187cm" svg:height="0.188cm" svg:x="13.657cm" svg:y="12.448cm">
          <text:p text:style-name="P11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6" draw:layer="layout" svg:width="7.25cm" svg:height="2.979cm" svg:x="10.124cm" svg:y="6.476cm">
          <draw:image xlink:href="Pictures/10000001000003C4000001504AE8A4811968BB5E.png" xlink:type="simple" xlink:show="embed" xlink:actuate="onLoad" draw:mime-type="image/png">
            <text:p/>
          </draw:image>
        </draw:frame>
        <draw:custom-shape draw:style-name="gr32" draw:text-style-name="P20" xml:id="id11" draw:id="id11" draw:layer="layout" svg:width="4.25cm" svg:height="1cm" svg:x="10.501cm" svg:y="27.996cm">
          <text:p text:style-name="P1"><text:span text:style-name="T1">DOA estim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6" draw:layer="layout" svg:x1="12.626cm" svg:y1="26.996cm" svg:x2="12.626cm" svg:y2="27.996cm" draw:end-shape="id11" draw:end-glue-point="0" svg:d="M12626 26996v1000" svg:viewBox="0 0 1 1001">
          <text:p/>
        </draw:connector>
        <draw:custom-shape draw:style-name="gr37" draw:text-style-name="P27" draw:layer="layout" svg:width="19cm" svg:height="1cm" svg:x="1cm" svg:y="0cm">
          <text:p text:style-name="P13">GADOAE3: 2D Algorithm</text:p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6.222cm" svg:height="0.607cm" svg:x="8.126cm" svg:y="19.019cm">
          <text:p text:style-name="P11"><text:span text:style-name="T2">1 x 102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9" draw:layer="layout" svg:width="2.974cm" svg:height="0.607cm" svg:x="14.652cm" svg:y="19.019cm">
          <text:p text:style-name="P18"><text:span text:style-name="T2">FC Layer #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7" draw:layer="layout" svg:width="6.222cm" svg:height="0.607cm" svg:x="8.126cm" svg:y="20.218cm">
          <text:p text:style-name="P11"><text:span text:style-name="T2">1 x 102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9" draw:layer="layout" svg:width="2.974cm" svg:height="0.607cm" svg:x="14.652cm" svg:y="20.218cm">
          <text:p text:style-name="P18"><text:span text:style-name="T2">FC Layer #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7" draw:layer="layout" svg:width="6.222cm" svg:height="0.607cm" svg:x="8.128cm" svg:y="22.634cm">
          <text:p text:style-name="P11"><text:span text:style-name="T2">1 x 102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9" draw:layer="layout" svg:width="2.974cm" svg:height="0.607cm" svg:x="14.653cm" svg:y="22.633cm">
          <text:p text:style-name="P18"><text:span text:style-name="T2">FC Layer #4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1" draw:display-name="Linienspitzen 11" svg:viewBox="0 0 20 20" svg:d="M0 20l10-20 10 20z"/>
    <draw:marker draw:name="Linienspitzen_20_12" draw:display-name="Linienspitzen 12" svg:viewBox="0 0 20 20" svg:d="M0 20l10-20 10 20z"/>
    <draw:marker draw:name="Linienspitzen_20_13" draw:display-name="Linienspitzen 13" svg:viewBox="0 0 20 20" svg:d="M0 20l10-20 10 20z"/>
    <draw:marker draw:name="Linienspitzen_20_14" draw:display-name="Linienspitzen 14" svg:viewBox="0 0 20 20" svg:d="M0 20l10-20 10 20z"/>
    <draw:marker draw:name="Linienspitzen_20_15" draw:display-name="Linienspitzen 15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draw:marker draw:name="Linienspitzen_20_9" draw:display-name="Linienspitzen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01T10:16:17.181000000</meta:creation-date>
    <dc:date>2022-07-05T09:02:38.551000000</dc:date>
    <meta:editing-duration>PT1H5M12S</meta:editing-duration>
    <meta:editing-cycles>13</meta:editing-cycles>
    <meta:generator>LibreOffice/7.3.4.2$Windows_X86_64 LibreOffice_project/728fec16bd5f605073805c3c9e7c4212a0120dc5</meta:generator>
    <meta:document-statistic meta:object-count="101"/>
  </office:meta>
</office:document-meta>
</file>